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Bold1" svg:font-family="LiberationSerif-Bold" style:font-family-generic="system" style:font-pitch="variable"/>
    <style:font-face style:name="LiberationSerif1" svg:font-family="LiberationSerif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2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 fo:orphans="2" fo:widows="2" text:number-lines="true" text:line-number="0"/>
      <style:text-properties fo:font-size="12pt" style:font-size-asian="12pt" style:font-size-complex="12pt"/>
    </style:style>
    <style:style style:name="T1" style:family="text">
      <style:text-properties fo:color="#000000" loext:opacity="100%" style:font-name="LiberationSerif-Bold" fo:font-size="20pt" fo:language="en" fo:country="US" fo:font-weight="bold" style:letter-kerning="false" style:font-name-asian="LiberationSerif-Bold1" style:font-size-asian="20pt" style:language-asian="zh" style:country-asian="CN" style:font-weight-asian="bold" style:font-name-complex="LiberationSerif-Bold1" style:font-size-complex="20pt" style:language-complex="ar" style:country-complex="SA" style:font-weight-complex="bold"/>
    </style:style>
    <style:style style:name="T2" style:family="text">
      <style:text-properties fo:color="#000000" loext:opacity="100%" style:font-name="LiberationSerif-Bold" fo:font-size="16.5pt" fo:language="en" fo:country="US" fo:font-weight="bold" style:letter-kerning="false" style:font-name-asian="LiberationSerif-Bold1" style:font-size-asian="16.5pt" style:language-asian="zh" style:country-asian="CN" style:font-weight-asian="bold" style:font-name-complex="LiberationSerif-Bold1" style:font-size-complex="16.5pt" style:language-complex="ar" style:country-complex="SA" style:font-weight-complex="bold"/>
    </style:style>
    <style:style style:name="T3" style:family="text">
      <style:text-properties fo:color="#000000" loext:opacity="100%" style:font-name="LiberationSerif-Bold" fo:font-size="14pt" fo:language="en" fo:country="US" fo:font-weight="bold" style:letter-kerning="false" style:font-name-asian="LiberationSerif-Bold1" style:font-size-asian="14pt" style:language-asian="zh" style:country-asian="CN" style:font-weight-asian="bold" style:font-name-complex="LiberationSerif-Bold1" style:font-size-complex="14pt" style:language-complex="ar" style:country-complex="SA" style:font-weight-complex="bold"/>
    </style:style>
    <style:style style:name="T4" style:family="text">
      <style:text-properties fo:color="#000000" loext:opacity="100%" style:font-name="LiberationSerif" fo:font-size="14pt" fo:language="en" fo:country="US" style:letter-kerning="false" style:font-name-asian="LiberationSerif1" style:font-size-asian="14pt" style:language-asian="zh" style:country-asian="CN" style:font-name-complex="LiberationSerif1" style:font-size-complex="14pt" style:language-complex="ar" style:country-complex="SA"/>
    </style:style>
    <style:style style:name="T5" style:family="text">
      <style:text-properties fo:color="#000000" loext:opacity="100%" style:font-name="LiberationSerif" fo:language="en" fo:country="US" style:letter-kerning="false" style:font-name-asian="LiberationSerif1" style:language-asian="zh" style:country-asian="CN" style:font-name-complex="LiberationSerif1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ddressing the Wound </text:span></text:p>
      <text:p text:style-name="P1"><text:span text:style-name="T2">MAY 2008 </text:span></text:p>
      <text:p text:style-name="P2"><text:span text:style-name="T5">When I was a little boy, I had two major nightmares: one was of a polar bear </text:span></text:p>
      <text:p text:style-name="P2"><text:span text:style-name="T5">coming up the driveway and into the house to eat me, and the other was of a </text:span></text:p>
      <text:p text:style-name="P2"><text:span text:style-name="T5">Tyrannosaurus rex looking in my window and then attacking me. </text:span></text:p>
      <text:p text:style-name="P2"><text:span text:style-name="T5">Both monsters were as scary as my dad. As a kid, he molested me and woke me </text:span></text:p>
      <text:p text:style-name="P2"><text:span text:style-name="T5">up with beatings—tearing me out of bed, screaming and hitting—all while he </text:span></text:p>
      <text:p text:style-name="P2"><text:span text:style-name="T5">was drunk. He would come home at three in the morning, drunk and mean, and </text:span></text:p>
      <text:p text:style-name="P2"><text:span text:style-name="T5">terrorize me, calling me names and making me do household chores. </text:span></text:p>
      <text:p text:style-name="P2"><text:span text:style-name="T5">I hated him and he hated me. I became a sullen and rebellious child. I was never </text:span></text:p>
      <text:p text:style-name="P2"><text:span text:style-name="T5">the son that he wanted. He wanted the all-American jock, but what he got was a </text:span></text:p>
      <text:p text:style-name="P2"><text:span text:style-name="T5">brainy, nerdy, sissy-boy. I was an odd child, like a giraffe being raised by a </text:span></text:p>
      <text:p text:style-name="P2"><text:span text:style-name="T5">family of deer. </text:span></text:p>
      <text:p text:style-name="P2"><text:span text:style-name="T5">To stuff my anger, to forget my feelings of aloneness, to cope with being “odd” </text:span></text:p>
      <text:p text:style-name="P2"><text:span text:style-name="T5">(actually, I was gay but had no idea what was going on), I started stealing pills </text:span></text:p>
      <text:p text:style-name="P2"><text:span text:style-name="T5">from my mom, smoking, overeating, and drinking whenever I could. The year I </text:span></text:p>
      <text:p text:style-name="P2"><text:span text:style-name="T5">was sixteen, on Christmas Eve, while the family was at Midnight Mass, my best </text:span></text:p>
      <text:p text:style-name="P2"><text:span text:style-name="T5">friend and I got drunk on creme de menthe and cola. I blacked out, broke a bottle </text:span></text:p>
      <text:p text:style-name="P2"><text:span text:style-name="T5">of wine, and got blood everywhere. I urinated on the sofa. I was in heaven!About a year later, I got into a fight with my dad while he was beating me, my </text:span></text:p>
      <text:p text:style-name="P2"><text:span text:style-name="T5">mom, and my sisters. It was so violent that the police were called, and they </text:span></text:p>
      <text:p text:style-name="P2"><text:span text:style-name="T5">escorted me off the premises. Me! </text:span></text:p>
      <text:p text:style-name="P2"><text:span text:style-name="T5">I was on my own. I drank whenever I wanted and used whatever I wanted. I </text:span></text:p>
      <text:p text:style-name="P2"><text:span text:style-name="T5">managed to live that way for fifteen years. By age thirty-two, I was homeless, </text:span></text:p>
      <text:p text:style-name="P2"><text:span text:style-name="T5">sleeping on my sister’s sofa, and planning my suicide. At the time, I was only </text:span></text:p>
      <text:p text:style-name="P2"><text:span text:style-name="T5">drinking two drinks a night—they were 20 oz. tumblers of gin on the rocks with </text:span></text:p>
      <text:p text:style-name="P2"><text:span text:style-name="T5">no mixer, but I only had two, so I wasn’t an alcoholic like my dad. But instead of </text:span></text:p>
      <text:p text:style-name="P2"><text:span text:style-name="T5">killing myself that night, I went to bed with the idea that I would go through </text:span></text:p>
      <text:p text:style-name="P2"><text:span text:style-name="T5">with it the next day if things weren’t better. </text:span></text:p>
      <text:p text:style-name="P2"><text:span text:style-name="T5">The next morning, a thought crossed my mind: I’m an alcoholic. I need to go to </text:span></text:p>
      <text:p text:style-name="P2"><text:span text:style-name="T5">AA. So I called the AA phone number in my area, and told them I wanted to go </text:span></text:p>
      <text:p text:style-name="P2"><text:span text:style-name="T5">to a meeting. I decided to be difficult, and said I needed to go to a gay meeting. I </text:span></text:p>
      <text:p text:style-name="P2"><text:span text:style-name="T5">was thinking that maybe there weren’t any and I could go on drinking. The </text:span></text:p>
      <text:p text:style-name="P2"><text:span text:style-name="T5">woman said there were four that day in my area. I couldn’t stump her, so I took </text:span></text:p>
      <text:p text:style-name="P2"><text:span text:style-name="T5">the information and went. I stayed sober that day, and the day after the meeting, </text:span></text:p>
      <text:p text:style-name="P2"><text:span text:style-name="T5">and I’m still sober, nineteen years later. </text:span></text:p>
      <text:p text:style-name="P2"><text:span text:style-name="T5">About nine months into my sobriety, I was doing the Fourth Step and I wrote </text:span></text:p>
      <text:p text:style-name="P2"><text:span text:style-name="T5">down every bad thing that my dad had ever done to me. My sponsor had the </text:span></text:p>
      <text:p text:style-name="P2"><text:span text:style-name="T5">nerve to tell me to go through the list and write down my part in every one of </text:span></text:p>
      <text:p text:style-name="P2"><text:span text:style-name="T5">those instances. My initial response to most everything my sponsor suggested </text:span></text:p>
      <text:p text:style-name="P2"><text:span text:style-name="T5">was “Hell, no!” Then I would think about what she had asked me to do, talk </text:span></text:p>
      <text:p text:style-name="P2"><text:span text:style-name="T5">myself into giving her suggestions a try, and darn if those suggestions didn’t turn </text:span></text:p>
      <text:p text:style-name="P2"><text:span text:style-name="T5">out to be the exact thing I needed to do. </text:span></text:p>
      <text:p text:style-name="P2"><text:span text:style-name="T5">I went through the list. He hit me … after I smart-mouthed him. He woke me up </text:span></text:p>
      <text:p text:style-name="P2"><text:span text:style-name="T5">in the middle of the night, beat me, and made me water the front yard … after he </text:span></text:p>
      <text:p text:style-name="P2"><text:span text:style-name="T5">had asked me to water it and I’d spent the day playing with my friends instead. </text:span></text:p>
      <text:p text:style-name="P2"><text:span text:style-name="T5">He slapped me … after I’d said no in a mocking tone of voice. It was not a fun inventory. </text:span></text:p>
      <text:p text:style-name="P3"><text:span text:style-name="T5"/></text:p>
      <text:p text:style-name="P2"><text:soft-page-break/><text:span text:style-name="T5">Did he do horrible things that I had no part in causing? Yes. Was he mean and </text:span></text:p>
      <text:p text:style-name="P2"><text:span text:style-name="T5">hateful and violent? Yes. Did he hurt and scar me? Yes. Can I change any of </text:span></text:p>
      <text:p text:style-name="P2"><text:span text:style-name="T5">this? No. Was I difficult and rebellious? Yes. Was I lazy and self-centered? Yes. </text:span></text:p>
      <text:p text:style-name="P2"><text:span text:style-name="T5">Did I steal from him? Yes. Can I change any of this? Yes. </text:span></text:p>
      <text:p text:style-name="P2"><text:span text:style-name="T5">At the time, he lived about fifteen miles away from me, but there was no way I </text:span></text:p>
      <text:p text:style-name="P2"><text:span text:style-name="T5">could have gone there and had a conversation about this stuff without creating </text:span></text:p>
      <text:p text:style-name="P2"><text:span text:style-name="T5">more resentment. Also, I could never have expressed my thoughts clearly, </text:span></text:p>
      <text:p text:style-name="P2"><text:span text:style-name="T5">because anger and fear would have stopped me from saying everything I needed </text:span></text:p>
      <text:p text:style-name="P2"><text:span text:style-name="T5">to say. So I wrote an amends letter. </text:span></text:p>
      <text:p text:style-name="P2"><text:span text:style-name="T5">He called me after he received the letter, and we spoke for about a half hour on </text:span></text:p>
      <text:p text:style-name="P2"><text:span text:style-name="T5">the phone. In my entire life (thirty-four years at that point) my dad never said </text:span></text:p>
      <text:p text:style-name="P2"><text:span text:style-name="T5">anything to me on the phone except, “Let me get your mother.” So talking for </text:span></text:p>
      <text:p text:style-name="P2"><text:span text:style-name="T5">half an hour was unheralded, truly overwhelming, and deeply moving for me. He </text:span></text:p>
      <text:p text:style-name="P2"><text:span text:style-name="T5">forgave me for all I had done. He accepted my amends and agreed to my modest </text:span></text:p>
      <text:p text:style-name="P2"><text:span text:style-name="T5">repayment plan for the money I had stolen from him. Then he said I was right— </text:span></text:p>
      <text:p text:style-name="P2"><text:span text:style-name="T5">that things weren’t good when we were younger and he drank too much. He </text:span></text:p>
      <text:p text:style-name="P2"><text:span text:style-name="T5">didn’t remember a lot of what happened, but said he was sorry for hurting me. </text:span></text:p>
      <text:p text:style-name="P2"><text:span text:style-name="T5">He let me know he loved me. He cried and I cried. </text:span></text:p>
      <text:p text:style-name="P2"><text:span text:style-name="T5">I wish I could say we became best friends, but we didn’t. We never had a close </text:span></text:p>
      <text:p text:style-name="P2"><text:span text:style-name="T5">relationship—I never trusted him not to hurt me. He was human. Several times </text:span></text:p>
      <text:p text:style-name="P2"><text:span text:style-name="T5">after the amends conversation, he said and did hurtful and hateful things. But we </text:span></text:p>
      <text:p text:style-name="P2"><text:span text:style-name="T5">were changed men. We were never the same enemies again. We were family. </text:span></text:p>
      <text:p text:style-name="P2"><text:span text:style-name="T5">Four years ago, I was with him and my mother on the morning he died. I held his </text:span></text:p>
      <text:p text:style-name="P2"><text:span text:style-name="T5">hand, and promised to help care for my mother so he could go peacefully. Mom lives with me now, as I promised. </text:span></text:p>
      <text:p text:style-name="P2"><text:span text:style-name="T5">Working the Steps and cleaning up my side of the street helped me. Although I </text:span></text:p>
      <text:p text:style-name="P2"><text:span text:style-name="T5">could never forget the terrible things that happened, I could stop reliving them. I </text:span></text:p>
      <text:p text:style-name="P2"><text:span text:style-name="T5">was able to stop tearing open old wounds with my resentments and hate. I can </text:span></text:p>
      <text:p text:style-name="P2"><text:span text:style-name="T5">move on with a new life. I am at peace today with all that happened. Forgiveness </text:span></text:p>
      <text:p text:style-name="P2"><text:span text:style-name="T5">has healed my soul. </text:span></text:p>
      <text:p text:style-name="P1"><text:span text:style-name="T3">Anonymous</text:span></text:p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Bold1" svg:font-family="LiberationSerif-Bold" style:font-family-generic="system" style:font-pitch="variable"/>
    <style:font-face style:name="LiberationSerif1" svg:font-family="LiberationSerif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04:18:00</meta:creation-date>
    <meta:initial-creator>tiggg</meta:initial-creator>
    <dc:date>2023-06-07T20:24:50.875000000</dc:date>
    <meta:editing-cycles>2</meta:editing-cycles>
    <meta:editing-duration>PT23H4M39S</meta:editing-duration>
    <meta:generator>LibreOffice/7.5.2.2$Windows_X86_64 LibreOffice_project/53bb9681a964705cf672590721dbc85eb4d0c3a2</meta:generator>
    <meta:document-statistic meta:table-count="0" meta:image-count="0" meta:object-count="0" meta:page-count="2" meta:paragraph-count="76" meta:word-count="1084" meta:character-count="5490" meta:non-whitespace-character-count="4411"/>
    <meta:user-defined meta:name="ICV">9FE9DB8BE9784D9D8DC1BB80178B4BAC</meta:user-defined>
    <meta:user-defined meta:name="KSOProductBuildVer">1033-11.2.0.11537</meta:user-defined>
    <meta:template xlink:type="simple" xlink:actuate="onRequest" xlink:title="Normal.dotm" xlink:href=""/>
  </office:meta>
</office:document-meta>
</file>